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19.537cm"/>
    </style:style>
    <style:style style:name="co19" style:family="table-column">
      <style:table-column-properties fo:break-before="auto" style:column-width="24.1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18.838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8.421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066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2.11cm"/>
    </style:style>
    <style:style style:name="co29" style:family="table-column">
      <style:table-column-properties fo:break-before="auto" style:column-width="10.253cm"/>
    </style:style>
    <style:style style:name="co30" style:family="table-column">
      <style:table-column-properties fo:break-before="auto" style:column-width="0.811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22.608cm"/>
    </style:style>
    <style:style style:name="co33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15cm" fo:break-before="auto" style:use-optimal-row-height="fals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5.976cm" fo:break-before="auto" style:use-optimal-row-height="true"/>
    </style:style>
    <style:style style:name="ro7" style:family="table-row">
      <style:table-row-properties style:row-height="2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33cm" fo:break-before="auto" style:use-optimal-row-height="true"/>
    </style:style>
    <style:style style:name="ro13" style:family="table-row">
      <style:table-row-properties style:row-height="1.22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wrap-option="wrap" fo:border="0.74pt solid #000000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74pt solid #000000"/>
      <style:text-properties fo:color="#000000" style:font-name="Liberation Sans" fo:font-size="10pt" style:rfc-language-tag="ca-ES-valencia" fo:language="ca" fo:country="ES" fo:font-weight="normal" style:font-size-asian="10pt" style:font-weight-asian="normal" style:font-name-complex="Arial" style:font-size-complex="10pt" style:font-weight-complex="normal"/>
    </style:style>
    <style:style style:name="ce39" style:family="table-cell" style:parent-style-name="Default">
      <style:table-cell-properties fo:wrap-option="wrap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ans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/>
    </style:style>
    <style:style style:name="T2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8" style:family="text">
      <style:text-properties style:font-relief="none" style:language-complex="hi" style:country-complex="IN" fo:font-style="normal" style:text-outline="false" fo:text-shadow="none" style:font-name-complex="Arial" style:text-underline-style="none" style:text-underline-color="font-color" style:font-style-asian="normal" style:text-line-through-type="none" style:text-overline-style="none" style:text-overline-color="font-color" style:text-emphasize="none" style:font-name-asian="Noto Sans CJK SC" fo:language="ca" fo:country="ES" style:rfc-language-tag="ca-ES-valencia" style:text-line-through-mode="continuous" fo:color="#000000" style:font-name="Arial" style:text-position="0% 100%" style:font-style-complex="normal" style:language-asian="zh" style:country-asian="CN"/>
    </style:style>
    <style:style style:name="T9" style:family="text">
      <style:text-properties style:language-asian="zh" style:country-asian="CN" style:font-style-complex="normal" style:font-style-asian="normal" style:font-name-complex="Arial" fo:text-shadow="none" style:text-outline="false" fo:font-style="normal" style:text-line-through-type="none" style:text-underline-style="none" style:text-underline-color="font-color" style:font-name="Arial" fo:color="#000000" style:text-line-through-mode="continuous" fo:language="ca" fo:country="ES" style:rfc-language-tag="ca-ES-valencia" style:language-complex="hi" style:country-complex="IN" style:font-name-asian="Noto Sans CJK SC" style:text-emphasize="none" style:font-relief="none" style:text-overline-style="none" style:text-overline-color="font-color" style:text-position="0% 100%"/>
    </style:style>
    <style:style style:name="T10" style:family="text">
      <style:text-properties style:language-asian="zh" style:country-asian="CN" style:font-style-complex="normal" style:font-style-asian="normal" fo:text-shadow="none" style:text-outline="false" fo:font-style="normal" style:text-line-through-type="none" style:text-underline-style="none" style:text-underline-color="font-color" style:text-line-through-mode="continuous" fo:language="ca" fo:country="ES" style:rfc-language-tag="ca-ES-valencia" style:language-complex="hi" style:country-complex="IN" style:font-name-asian="Noto Sans CJK SC" style:text-emphasize="none" style:font-relief="none" style:text-overline-style="none" style:text-overline-color="font-color" style:text-position="0% 100%"/>
    </style:style>
    <style:style style:name="T1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style-asian="normal" style:font-style-complex="normal" style:text-emphasize="none" style:font-relief="none" style:text-overline-style="none" style:text-overline-color="font-color" fo:color="#000000" style:font-name="Arial" fo:language="ca" fo:country="ES" style:rfc-language-tag="ca-ES-valencia" style:font-name-complex="Arial"/>
    </style:style>
    <style:style style:name="T13" style:family="text">
      <style:text-properties style:font-relief="none" style:language-complex="hi" style:country-complex="IN" fo:font-style="normal" style:text-outline="false" fo:text-shadow="none" style:font-name-complex="Arial" style:text-underline-style="none" style:text-underline-color="font-color" style:font-style-asian="normal" style:text-line-through-type="none" style:text-overline-style="none" style:text-overline-color="font-color" style:text-emphasize="none" style:font-name-asian="Noto Sans CJK SC" fo:language="ca" fo:country="ES" style:rfc-language-tag="ca-ES-valencia" style:text-line-through-mode="continuous" fo:color="#000000" style:text-position="0% 100%" style:font-style-complex="normal" style:language-asian="zh" style:country-asian="CN"/>
    </style:style>
    <style:style style:name="T14" style:family="text">
      <style:text-properties style:language-asian="zh" style:country-asian="CN" style:font-style-complex="normal" style:font-style-asian="normal" style:font-name-complex="Arial" fo:text-shadow="none" style:text-outline="false" fo:font-style="normal" style:text-line-through-type="none" style:text-underline-style="none" style:text-underline-color="font-color" fo:color="#000000" style:text-line-through-mode="continuous" fo:language="ca" fo:country="ES" style:rfc-language-tag="ca-ES-valencia" style:language-complex="hi" style:country-complex="IN" style:font-name-asian="Noto Sans CJK SC" style:text-emphasize="none" style:font-relief="none" style:text-overline-style="none" style:text-overline-color="font-color" style:text-position="0% 100%"/>
    </style:style>
    <style:style style:name="T15" style:family="text">
      <style:text-properties fo:language="ca" fo:country="ES" style:rfc-language-tag="ca-ES-valencia" style:font-name-asian="Noto Sans CJK SC" style:text-emphasize="none" style:font-relief="none" style:font-name-complex="Arial" style:text-line-through-type="none" style:text-overline-style="none" style:text-overline-color="font-color" style:text-underline-style="none" style:text-underline-color="font-color" fo:color="#000000" style:text-line-through-mode="continuous" fo:text-shadow="none" style:font-name="Arial" style:text-position="0% 100%" style:font-style-complex="normal" style:font-style-asian="normal" style:language-complex="hi" style:country-complex="IN" style:language-asian="zh" style:country-asian="CN" fo:font-style="normal" style:text-outline="false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071 M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2 SA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3 P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4 SB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5 BD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13" office:value-type="string" calcext:value-type="string">
            <text:p>x</text:p>
          </table:table-cell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</table:table-row>
      </table:table>
      <table:table table:name="ra_ca" table:style-name="ta1">
        <table:table-column table:style-name="co3" table:default-cell-style-name="ce25"/>
        <table:table-column table:style-name="co18" table:default-cell-style-name="ce24"/>
        <table:table-column table:style-name="co19" table:default-cell-style-name="ce30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office:value-type="string" calcext:value-type="string">
            <text:p><text:span text:style-name="T1">RA1.</text:span><text:span text:style-name="T2">a) S'ha caracteritzat el procés de disseny i construcció de solucions en sistemes d'emmagatzematge de dades.</text:span></text:p>
            <text:p><text:span text:style-name="T1">RA1.</text:span><text:span text:style-name="T2">b) S'han determinat els procediments i els mecanismes per a la ingestió de dades.</text:span></text:p>
            <text:p><text:span text:style-name="T1">RA1.</text:span><text:span text:style-name="T2">c) S'ha determinat el format de dades adequat per a l'emmagatzematge.</text:span></text:p>
            <text:p><text:span text:style-name="T1">RA1.</text:span><text:span text:style-name="T2">d) S'han processat les dades emmagatzemades.</text:span></text:p>
            <text:p><text:span text:style-name="T1">RA1.</text:span><text:span text:style-name="T2">e) S'han presentat els resultats i les solucions al client final d'una manera fàcil d'interpretar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<text:span text:style-name="T1">RA2.</text:span><text:span text:style-name="T2">a) S'ha determinat la importància dels sistemes d'emmagatzematge per dipositar i processar grans quantitats de qualsevol tipus de dades ràpidament.</text:span></text:p>
            <text:p><text:span text:style-name="T1">RA2.</text:span><text:span text:style-name="T2">b) S'ha comprovat el poder de processament del model de computació distribuïda.</text:span></text:p>
            <text:p><text:span text:style-name="T1">RA2.</text:span><text:span text:style-name="T2">c) S'ha provat la tolerància a fallades dels sistemes.</text:span></text:p>
            <text:p><text:span text:style-name="T1">RA2.</text:span><text:span text:style-name="T2">d) S'ha determinat que es poden emmagatzemar tantes dades com es vulga i decidir com fer-les servir més tard.</text:span></text:p>
            <text:p><text:span text:style-name="T1">RA2.</text:span><text:span text:style-name="T2">e) S'ha visualitzat que el sistema pot créixer fàcilment afegint-hi mòduls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office:value-type="string" calcext:value-type="string">
            <text:p><text:span text:style-name="T1">RA3.</text:span><text:span text:style-name="T2">a) S'ha valorat la importància de la qualitat de les dades als sistemes de fitxers distribuïts.</text:span></text:p>
            <text:p><text:span text:style-name="T1">RA3.</text:span><text:span text:style-name="T2">b) S'ha valorat que a més volum de tractament de dades correspon un major perill relacionat amb la integritat de les dades.</text:span></text:p>
            <text:p><text:span text:style-name="T1">RA3.</text:span><text:span text:style-name="T2">c) S'ha reconegut que els sistemes de fitxers distribuïts implementen una suma de verificació per comprovar els continguts dels fitxers.</text:span></text:p>
            <text:p><text:span text:style-name="T1">RA3.</text:span><text:span text:style-name="T2">d) S'ha recongut el paper del servidor en els processos previs a la suma de verificació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office:value-type="string" calcext:value-type="string">
            <text:p><text:span text:style-name="T1">RA4.</text:span><text:span text:style-name="T2">a) S'han aplicat eines de monitorització eficient dels recursos.</text:span></text:p>
            <text:p><text:span text:style-name="T1">RA4.</text:span><text:span text:style-name="T2">b) S'han recollit mètriques, processament i visualització de les dades.</text:span></text:p>
            <text:p><text:span text:style-name="T1">RA4.</text:span><text:span text:style-name="T2">c) S'han generat alertes per detectar un risc o un mal funcionament.</text:span></text:p>
            <text:p><text:span text:style-name="T1">RA4.</text:span><text:span text:style-name="T2">d) S'ha comprovat que les eines utilitzades ofereixen un rendiment elevat amb rapidesa.</text:span></text:p>
            <text:p><text:span text:style-name="T1">RA4.</text:span><text:span text:style-name="T2">e) S'ha comprovat la fiabilitat de les dades segons les respostes.</text:span></text:p>
            <text:p><text:span text:style-name="T1">RA4.</text:span><text:span text:style-name="T2">f) S'ha analitzat l'estabilitat de serveis.</text:span>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1">RA5.</text:span><text:span text:style-name="T2">a) S'han seleccionat una gran quantitat de dades estructurades i no estructurades per reforçar la funció de BI.</text:span></text:p>
            <text:p><text:span text:style-name="T1">RA5.</text:span><text:span text:style-name="T2">b) S'ha realitzat la neteja i la transformació de dades en base als objectius predeterminats.</text:span></text:p>
            <text:p><text:span text:style-name="T1">RA5.</text:span><text:span text:style-name="T2">c) Hem comprovat que el Big Data multiplica la rellevància i la utilitat del BI per al negoci.</text:span></text:p>
            <text:p><text:span text:style-name="T1">RA5.</text:span><text:span text:style-name="T2">d) S'han conjugat dins d'un model d'empresa dades de clients, financers de vendes, de productes, de màrqueting, de xarxes socials, de la competència, entre d'altres, per extreure'n una anàlisi valuosa i efectiva per al negoci.</text:span></text:p>
            <text:p><text:span text:style-name="T1">RA5.</text:span><text:span text:style-name="T2">e) S'ha avaluat i interpretat la informació extreta de les dades i la influència que té en el triomf de diferents negocis.</text:span></text:p>
            <text:p><text:span text:style-name="T1">RA5.</text:span><text:span text:style-name="T2">f) S'ha simulat la implantació d'un model d'intel·ligència de negocis BI.</text:span></text:p>
          </table:table-cell>
        </table:table-row>
      </table:table>
      <table:table table:name="continguts" table:style-name="ta1">
        <table:table-column table:style-name="co20" table:default-cell-style-name="ce3"/>
        <table:table-column table:style-name="co21" table:default-cell-style-name="ce31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3">C1. Gestió de solucions amb sistemes d'emmagatzematge i eines del centre de dades per resoldre problemes: </text:span></text:p>
            <text:p/>
            <text:p><text:span text:style-name="T4">  - C1.1 Emmagatzematge de dades massives.</text:span></text:p>
            <text:p><text:span text:style-name="T4">  - C1.2 Processament de dades.</text:span></text:p>
            <text:p><text:span text:style-name="T4">  - C1.3 Analítica de Big Data als ecosistemes d'emmagatzematge.</text:span></text:p>
            <text:p><text:span text:style-name="T5">  - C1.4 Big Data i Cloud. </text:span></text:p>
            <text:p/>
            <text:p><text:span text:style-name="T6">  C2. Gestió de sistemes d'emmagatzematge i ecosistemes Big Data:</text:span></text:p>
            <text:p/>
            <text:p><text:span text:style-name="T5">  - C2.1 Computació distribuïda. Computació paral·lela.</text:span></text:p>
            <text:p><text:span text:style-name="T5">  - C2.2 Sistemes d'emmagatzematge distribuïts. Tolerància a fallades.</text:span></text:p>
            <text:p><text:span text:style-name="T5">  - C2.3 Eines: Node-RED, Stack ELK</text:span></text:p>
            <text:p/>
            <text:p><text:span text:style-name="T5">  - C2.4 Brókers de dades</text:span></text:p>
            <text:p><text:span text:style-name="T5">  - C2.5 Protocols de missageria. MQTT.</text:span></text:p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3">C2. Gestió de sistemes d'emmagatzematge i ecosistemes Big Data:</text:span></text:p>
            <text:p/>
            <text:p><text:span text:style-name="T3">  </text:span><text:span text:style-name="T7">- C2.1 Computació distribuïda. Computació paral·lela.</text:span></text:p>
            <text:p><text:span text:style-name="T4">  - C2.2 Sistemes d'emmagatzematge distribuïts. Tolerància a fallades.</text:span></text:p>
            <text:p><text:span text:style-name="T4">  - C2.5 Eines (ací afegim altres eines de gestió de dades: GraphQL, CloudDB, Redis, etc.)</text:span></text:p>
          </table:table-cell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3">C3. Generació de mecanismes d'integritat de les dades. Comprovació de manteniment de sistemes de fitxers:</text:span></text:p>
            <text:p><text:span text:style-name="T3"> </text:span></text:p>
            <text:p><text:span text:style-name="T4">  - C3.1 Qualitat de les dades.</text:span></text:p>
            <text:p/>
            <text:p><text:span text:style-name="T4">  - C3.4 Comprovació de la qualitat de les dades en bases de dades NoSQL. (Transversal a tots els resultats d’aprenentatge</text:span></text:p>
            <text:p><text:span text:style-name="T4">    on veiem bases de dades)                                                                                                                                                             </text:span></text:p>
          </table:table-cell>
        </table:table-row>
        <table:table-row table:style-name="ro9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3">C4. Monitorització, optimització i solució de problemes:</text:span></text:p>
            <text:p><text:span text:style-name="T3">  </text:span></text:p>
            <text:p><text:span text:style-name="T4">  - C4.2 Anàlisi dels històrics.</text:span></text:p>
            <text:p/>
            <text:p><text:span text:style-name="T4">  - C4.4 Monitorització i optimització de les dades. </text:span></text:p>
          </table:table-cell>
        </table:table-row>
        <table:table-row table:style-name="ro10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3">C5. Validació de tècniques Big Data en la presa de decisions a intel·ligència de negocis BI**:</text:span></text:p>
            <text:p><text:span text:style-name="T3">  </text:span></text:p>
            <text:p><text:span text:style-name="T4">  - C5.1 Models d'intel·ligència de negocis.</text:span></text:p>
            <text:p><text:span text:style-name="T4">  - C5.2 Procés del model KDD (Knowledge Discovery in Databases).</text:span></text:p>
            <text:p><text:span text:style-name="T4">  - C5.3 Etapes: Selecció, neteja, transformació de dades, mineria de dades, interpretació i avaluació de dades.</text:span></text:p>
            <text:p><text:span text:style-name="T4">  - C5.4 Implantació de models intel·ligència de negocis BI.</text:span></text:p>
            <text:p><text:span text:style-name="T4">  - C5.5 Tècniques de validació de models BI.</text:span></text:p>
            <text:p/>
            <text:p><text:span text:style-name="T4">  - C5.6 Visualització i anàlisi de les dades, tant d’entrada com d’eixida.</text:span></text:p>
          </table:table-cell>
        </table:table-row>
      </table:table>
      <table:table table:name="sequenciacio_up_ra" table:style-name="ta1">
        <table:table-column table:style-name="co22" table:default-cell-style-name="ce3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3" table:number-columns-repeated="2" table:default-cell-style-name="ce34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Big Data. Arquitectura. Entorn de treball.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a), b), c), e)</text:p>
          </table:table-cell>
          <table:table-cell office:value-type="string" calcext:value-type="string">
            <text:p>a), b), c), d)</text:p>
          </table:table-cell>
          <table:table-cell/>
          <table:table-cell office:value-type="string" calcext:value-type="string">
            <text:p>c), e)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Interfície Node-RED</text:p>
          </table:table-cell>
          <table:table-cell office:value-type="string" calcext:value-type="string">
            <text:p>b), e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a), b), c), d), e), f)</text:p>
          </table:table-cell>
          <table:table-cell office:value-type="string" calcext:value-type="string">
            <text:p>a), b), d), e)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ware. Topologia. Brókers de dades.</text:p>
          </table:table-cell>
          <table:table-cell office:value-type="string" calcext:value-type="string">
            <text:p>a), b), c), d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c), d), f)</text:p>
          </table:table-cell>
          <table:table-cell office:value-type="string" calcext:value-type="string">
            <text:p>b), d)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b), c), e)</text:p>
          </table:table-cell>
          <table:table-cell/>
          <table:table-cell office:value-type="string" calcext:value-type="string">
            <text:p>a), c), d), f)</text:p>
          </table:table-cell>
          <table:table-cell office:value-type="string" calcext:value-type="string">
            <text:p>d)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Stack ELK</text:p>
          </table:table-cell>
          <table:table-cell office:value-type="string" calcext:value-type="string">
            <text:p>a), b), c), d), e)</text:p>
          </table:table-cell>
          <table:table-cell office:value-type="string" calcext:value-type="string">
            <text:p>b), c), d)</text:p>
          </table:table-cell>
          <table:table-cell/>
          <table:table-cell office:value-type="string" calcext:value-type="string">
            <text:p>a), b), c), d), e), f)</text:p>
          </table:table-cell>
          <table:table-cell office:value-type="string" calcext:value-type="string">
            <text:p>a), b), d), e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Altres bases de dades: GraphQL, Redis, CouchDB</text:p>
          </table:table-cell>
          <table:table-cell office:value-type="string" calcext:value-type="string">
            <text:p>a), c), d)</text:p>
          </table:table-cell>
          <table:table-cell office:value-type="string" calcext:value-type="string">
            <text:p>c), d)</text:p>
          </table:table-cell>
          <table:table-cell/>
          <table:table-cell office:value-type="string" calcext:value-type="string">
            <text:p>a), b), c), d), e), f)</text:p>
          </table:table-cell>
          <table:table-cell office:value-type="string" calcext:value-type="string">
            <text:p>a), b), d), e)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Desenvolupament. Visualització. Dashboards. Kibana. Grafana.</text:p>
          </table:table-cell>
          <table:table-cell office:value-type="string" calcext:value-type="string">
            <text:p>d), e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, b), c), d)</text:p>
          </table:table-cell>
          <table:table-cell office:value-type="string" calcext:value-type="string">
            <text:p>a), b), c), d), e), f)</text:p>
          </table:table-cell>
          <table:table-cell office:value-type="string" calcext:value-type="string">
            <text:p>c), d), e), f)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SUM([.C9:.G9])" office:value-type="float" office:value="100" calcext:value-type="float">
            <text:p>100</text:p>
          </table:table-cell>
          <table:table-cell table:formula="of:=SUM([.I2:.I8])" office:value-type="float" office:value="120" calcext:value-type="float">
            <text:p>120</text:p>
          </table:table-cell>
        </table:table-row>
      </table:table>
      <table:table table:name="sequenciacio_up_continguts" table:style-name="ta1">
        <table:table-column table:style-name="co22" table:default-cell-style-name="ce3"/>
        <table:table-column table:style-name="co29" table:default-cell-style-name="ce3"/>
        <table:table-column table:style-name="co25" table:number-columns-repeated="5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Big Data. Arquitectura. Entorn de treball.</text:p>
          </table:table-cell>
          <table:table-cell office:value-type="string" calcext:value-type="string">
            <text:p>C1.1, C1.2</text:p>
            <text:p>C1.3, C1.4</text:p>
          </table:table-cell>
          <table:table-cell office:value-type="string" calcext:value-type="string">
            <text:p>C2.1, C2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fície Node-RED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C4.2, C4.4</text:p>
          </table:table-cell>
          <table:table-cell office:value-type="string" calcext:value-type="string">
            <text:p>C5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ware. Topologia. Brókers de dades.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C3.1</text:p>
          </table:table-cell>
          <table:table-cell/>
          <table:table-cell office:value-type="string" calcext:value-type="string">
            <text:p>C5.3</text:p>
          </table:table-cell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/>
          <table:table-cell office:value-type="string" calcext:value-type="string">
            <text:p>C2.3, C2.4</text:p>
            <text:p>C2.5</text:p>
          </table:table-cell>
          <table:table-cell table:number-columns-repeated="3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Stack ELK</text:p>
          </table:table-cell>
          <table:table-cell office:value-type="string" calcext:value-type="string">
            <text:p>C1.1, C1.2, </text:p>
            <text:p>C1.3, C1.4</text:p>
          </table:table-cell>
          <table:table-cell office:value-type="string" calcext:value-type="string">
            <text:p>C2.3, C2.4</text:p>
          </table:table-cell>
          <table:table-cell office:value-type="string" calcext:value-type="string">
            <text:p>C3.1, C3.4</text:p>
          </table:table-cell>
          <table:table-cell office:value-type="string" calcext:value-type="string">
            <text:p>C4.2, C4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res bases de dades: GraphQL, Redis, CouchDB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C3.1, C3.4</text:p>
          </table:table-cell>
          <table:table-cell office:value-type="string" calcext:value-type="string">
            <text:p>C4.2, C4.4</text:p>
          </table:table-cell>
          <table:table-cell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Desenvolupament. Visualització. Dashboards. Kibana. Grafana.</text:p>
          </table:table-cell>
          <table:table-cell office:value-type="string" calcext:value-type="string">
            <text:p>C1.3</text:p>
          </table:table-cell>
          <table:table-cell table:number-columns-repeated="2"/>
          <table:table-cell office:value-type="string" calcext:value-type="string">
            <text:p>C4.2, C4.4</text:p>
          </table:table-cell>
          <table:table-cell office:value-type="string" calcext:value-type="string">
            <text:p>C5.1, C5.2,</text:p>
            <text:p>C5.4, C5.5,</text:p>
            <text:p>C5.6</text:p>
          </table:table-cell>
        </table:table-row>
      </table:table>
      <table:table table:name="temporalització" table:style-name="ta1">
        <table:table-column table:style-name="co30" table:default-cell-style-name="ce3"/>
        <table:table-column table:style-name="co29" table:default-cell-style-name="ce34"/>
        <table:table-column table:style-name="co31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Big Data. Arquitectura. Entorn de treball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fície Node-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ware. Topologia. Brókers de dades.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ck EL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res bases de dades: GraphQL, Redis, CouchDB</text:p>
          </table:table-cell>
          <table:table-cell office:value-type="float" office:value="3" calcext:value-type="float">
            <text:p>3</text:p>
          </table:table-cell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Desenvolupament. Visualització. Dashboards. Kibana. Grafana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2" table:default-cell-style-name="Default"/>
        <table:table-column table:style-name="co33" table:default-cell-style-name="ce18"/>
        <table:table-column table:style-name="co31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Gestiona solucions a problemes proposats, utilitzant sistemes d’emmagatzematge i eines associades al centre de dades</text:p>
          </table:table-cell>
          <table:table-cell table:style-name="ce16"/>
          <table:table-cell table:style-name="ce16" office:value-type="string" calcext:value-type="string">
            <text:p>28</text:p>
          </table:table-cell>
        </table:table-row>
        <table:table-row table:style-name="ro1">
          <table:table-cell table:style-name="ce36" office:value-type="string" calcext:value-type="string">
            <text:p><text:span text:style-name="T8">RA1.a) S'ha caracteritzat el procés de disseny i construcció de solucions en sistemes d'emmagatzematge de dad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1.b) S'han determinat els procediments i els mecanismes per a la ingestió de dades.</text:span>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1.c) S'ha determinat el format de dades adequat per a l'emmagatzematge.</text:span>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1.d) S'han processat les dades emmagatzemades.</text:span>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5">
          <table:table-cell table:style-name="ce38" office:value-type="string" calcext:value-type="string">
            <text:p><text:span text:style-name="T10">RA1.e) S'han presentat els resultats i les solucions al client final d'una manera fàcil d'interpretar.</text:span>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2">
          <table:table-cell table:style-name="ce39" office:value-type="string" calcext:value-type="string">
            <text:p><text:span text:style-name="T11">RA2. </text:span><text:span text:style-name="T12">Gestiona sistemes d'emmagatzematge i l'ampli ecosistema al voltant facilitant el processament de grans quantitats de dades sense errors i de forma ràpida.</text:span></text:p>
          </table:table-cell>
          <table:table-cell table:style-name="ce17"/>
          <table:table-cell table:style-name="ce16" office:value-type="string" calcext:value-type="string">
            <text:p>18</text:p>
          </table:table-cell>
        </table:table-row>
        <table:table-row table:style-name="ro12">
          <table:table-cell table:style-name="ce40" office:value-type="string" calcext:value-type="string">
            <text:p><text:span text:style-name="T13">RA2.a) S'ha determinat la importància dels sistemes d'emmagatzematge per dipositar i processar grans quantitats de qualsevol tipus de dades ràpidament.</text:span></text:p>
          </table:table-cell>
          <table:table-cell table:style-name="ce45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37" office:value-type="string" calcext:value-type="string">
            <text:p><text:span text:style-name="T9">RA2.b) S'ha comprovat el poder de processament del model de computació distribuïda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2.c) S'ha provat la tolerància a fallades dels sisteme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8">RA2.d) S'ha determinat que es poden emmagatzemar tantes dades com es vulga i decidir com fer-les servir més tard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2.e) S'ha visualitzat que el sistema pot créixer fàcilment afegint-hi mòdul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2">
          <table:table-cell table:style-name="ce39" office:value-type="string" calcext:value-type="string">
            <text:p><text:span text:style-name="T11">RA3. </text:span><text:span text:style-name="T12">Genera mecanismes d'integritat de les dades, comprovant-ne el manteniment en els sistemes de fitxers distribuïts i valorant la sobrecàrrega que comporta en el tractament de les dades.</text:span></text:p>
          </table:table-cell>
          <table:table-cell table:style-name="ce16"/>
          <table:table-cell table:style-name="ce16" office:value-type="string" calcext:value-type="string">
            <text:p>8</text:p>
          </table:table-cell>
        </table:table-row>
        <table:table-row table:style-name="ro1">
          <table:table-cell table:style-name="ce38" office:value-type="string" calcext:value-type="string">
            <text:p><text:span text:style-name="T10">RA3.a) S'ha valorat la importància de la qualitat de les dades als sistemes de fitxers distribuït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13">RA3.b) S'ha valorat que a més volum de tractament de dades correspon un major perill relacionat amb la integritat de les dad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13">RA3.c) S'ha reconegut que els sistemes de fitxers distribuïts implementen una suma de verificació per comprovar els continguts dels fitxer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14">RA3.d) S'ha recongut el paper del servidor en els processos previs a la suma de verificació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1" office:value-type="string" calcext:value-type="string">
            <text:p><text:span text:style-name="T11">RA4. </text:span><text:span text:style-name="T12">Realitza el seguiment de la monitorització d'un sistema, assegurant la fiabilitat i l'estabilitat dels serveis que es proveeixen.</text:span></text:p>
          </table:table-cell>
          <table:table-cell table:style-name="ce16"/>
          <table:table-cell table:style-name="ce16" office:value-type="string" calcext:value-type="string">
            <text:p>24</text:p>
          </table:table-cell>
        </table:table-row>
        <table:table-row table:style-name="ro1">
          <table:table-cell table:style-name="ce37" office:value-type="string" calcext:value-type="string">
            <text:p><text:span text:style-name="T14">RA4.a) S'han aplicat eines de monitorització eficient dels recurso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14">RA4.b) S'han recollit mètriques, processament i visualització de les dad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4.c) S'han generat alertes per detectar un risc o un mal funcionament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4.d) S'ha comprovat que les eines utilitzades ofereixen un rendiment elevat amb rapidesa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4.e) S'ha comprovat la fiabilitat de les dades segons les respost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4.f) S'ha analitzat l'estabilitat de servei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2">
          <table:table-cell table:style-name="ce39" office:value-type="string" calcext:value-type="string">
            <text:p><text:span text:style-name="T11">RA5. </text:span><text:span text:style-name="T12">Valida les tècniques de Big Data per transformar una gran quantitat de dades en informació significativa, facilitant la presa de decisions de negocis.</text:span></text:p>
          </table:table-cell>
          <table:table-cell table:style-name="ce16"/>
          <table:table-cell table:style-name="ce16" office:value-type="string" calcext:value-type="string">
            <text:p>22</text:p>
          </table:table-cell>
        </table:table-row>
        <table:table-row table:style-name="ro1">
          <table:table-cell table:style-name="ce37" office:value-type="string" calcext:value-type="string">
            <text:p><text:span text:style-name="T13">RA5.a) S'han seleccionat una gran quantitat de dades estructurades i no estructurades per reforçar la funció de BI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5.b) S'ha realitzat la neteja i la transformació de dades en base als objectius predeterminat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9">RA5.c) Hem comprovat que el Big Data multiplica la rellevància i la utilitat del BI per al negoci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2">
          <table:table-cell table:style-name="ce40" office:value-type="string" calcext:value-type="string">
            <text:p><text:span text:style-name="T15">RA5.d) S'han conjugat dins d'un model d'empresa dades de clients, financers de vendes, de productes, de màrqueting, de xarxes socials, de la competència, entre d'altres, per extreure'n una anàlisi valuosa i efectiva per al negoci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8">RA5.e) S'ha avaluat i interpretat la informació extreta de les dades i la influència que té en el triomf de diferents negoci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7" office:value-type="string" calcext:value-type="string">
            <text:p><text:span text:style-name="T14">RA5.f) S'ha simulat la implantació d'un model d'intel·ligència de negocis BI.</text:span></text:p>
          </table:table-cell>
          <table:table-cell table:style-name="ce17" office:value-type="string" calcext:value-type="string">
            <text:p>7</text:p>
          </table:table-cell>
          <table:table-cell table:style-name="ce17"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 _-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2" style:volatile="true">
      <number:text loext:blank-width-char="-"> €</number:text>
      <number:fill-character> </number:fill-character>
      <number:text>- _-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6:36:22.985435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2T17:15:04.847774336</dc:date>
    <meta:editing-duration>P2DT6H34M11S</meta:editing-duration>
    <meta:editing-cycles>83</meta:editing-cycles>
    <meta:generator>LibreOffice/24.2.7.2$Linux_X86_64 LibreOffice_project/420$Build-2</meta:generator>
    <meta:document-statistic meta:table-count="10" meta:cell-count="409" meta:object-count="0"/>
  </office:meta>
</office:document-meta>
</file>